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9BD2B741CD7831A946.png" manifest:media-type="image/png"/>
  <manifest:file-entry manifest:full-path="Pictures/10000201000000670000007354EDF923B31E3EFD.png" manifest:media-type="image/png"/>
  <manifest:file-entry manifest:full-path="Pictures/1000020100000046000000997F12CE762E73C751.png" manifest:media-type="image/png"/>
  <manifest:file-entry manifest:full-path="Pictures/100002010000004D0000009B00634DDB61EAFE1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ffffcc" draw:textarea-horizontal-align="justify" draw:textarea-vertical-align="middle" draw:auto-grow-height="false" fo:min-height="0.639cm" fo:min-width="20.83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cm" fo:min-width="0cm"/>
    </style:style>
    <style:style style:name="gr6" style:family="graphic" style:parent-style-name="standard">
      <style:graphic-properties svg:stroke-width="0.07cm" svg:stroke-color="#333333" draw:marker-start-width="0.305cm" draw:marker-end-width="0.305cm" draw:fill="none" draw:textarea-horizontal-align="justify" draw:textarea-vertical-align="middle" draw:auto-grow-height="false" fo:min-height="0.823cm" fo:min-width="4.456cm" fo:padding-top="0.16cm" fo:padding-bottom="0.16cm" fo:padding-left="0.285cm" fo:padding-right="0.285cm"/>
    </style:style>
    <style:style style:name="gr7" style:family="graphic" style:parent-style-name="objectwithoutfill">
      <style:graphic-properties svg:stroke-width="0.07cm" svg:stroke-color="#0066cc" draw:marker-start="Arrowheads_20_1" draw:marker-start-width="0.4cm" draw:marker-end="" draw:marker-end-width="0.305cm" draw:fill="none" draw:fill-color="#666666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2.75cm" fo:min-width="2.5cm"/>
    </style:style>
    <style:style style:name="gr9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2.75cm" fo:min-width="2.5cm"/>
    </style:style>
    <style:style style:name="gr10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2.75cm" fo:min-width="2.5cm"/>
    </style:style>
    <style:style style:name="gr11" style:family="graphic" style:parent-style-name="objectwithoutfill">
      <style:graphic-properties draw:stroke="dash" draw:stroke-dash="Dashed_20__28_var_29_" svg:stroke-width="0.08cm" svg:stroke-color="#1c1c1c" draw:marker-start-width="0.32cm" draw:marker-end-width="0.32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7cm" svg:stroke-color="#0066cc" draw:marker-start="Arrowheads_20_1" draw:marker-start-width="0.4cm" draw:marker-end="" draw:marker-end-width="0.305cm" draw:fill="none" draw:fill-color="#666666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cm"/>
    </style:style>
    <style:style style:name="gr15" style:family="graphic" style:parent-style-name="standard">
      <style:graphic-properties draw:stroke="none" draw:fill="none" fo:min-height="1.695cm"/>
    </style:style>
    <style:style style:name="gr16" style:family="graphic" style:parent-style-name="objectwithoutfill">
      <style:graphic-properties svg:stroke-width="0.07cm" svg:stroke-color="#0066cc" draw:marker-start="" draw:marker-start-width="0.4cm" draw:marker-end="" draw:marker-end-width="0.305cm" draw:fill="none" draw:fill-color="#666666" draw:textarea-vertical-align="middle" fo:padding-top="0.16cm" fo:padding-bottom="0.16cm" fo:padding-left="0.285cm" fo:padding-right="0.2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18" style:family="graphic" style:parent-style-name="standard">
      <style:graphic-properties draw:stroke="none" draw:fill-color="#ff6666" draw:textarea-horizontal-align="justify" draw:textarea-vertical-align="middle" draw:auto-grow-height="false" fo:min-height="1.02cm" fo:min-width="0.77cm"/>
    </style:style>
    <style:style style:name="gr19" style:family="graphic" style:parent-style-name="standard">
      <style:graphic-properties draw:stroke="none" draw:fill-color="#99ff33" draw:textarea-horizontal-align="justify" draw:textarea-vertical-align="middle" draw:auto-grow-height="false" fo:min-height="1.015cm" fo:min-width="0.77cm"/>
    </style:style>
    <style:style style:name="gr20" style:family="graphic" style:parent-style-name="standard">
      <style:graphic-properties draw:stroke="none" draw:fill-color="#66ccff" draw:textarea-horizontal-align="justify" draw:textarea-vertical-align="middle" draw:auto-grow-height="false" fo:min-height="1.02cm" fo:min-width="0.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2" style:family="graphic" style:parent-style-name="standard">
      <style:graphic-properties draw:stroke="none" draw:fill-color="#ff99ff" draw:textarea-horizontal-align="justify" draw:textarea-vertical-align="middle" draw:auto-grow-height="false" fo:min-height="1.02cm" fo:min-width="0.77cm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3333" style:font-name="Cantarell Extra Bold"/>
    </style:style>
    <style:style style:name="P5" style:family="paragraph">
      <loext:graphic-properties draw:fill="none"/>
      <style:paragraph-properties fo:text-align="center"/>
      <style:text-properties style:font-name="Cantarell1" fo:font-size="22pt" fo:font-weight="normal" style:font-size-asian="22pt" style:font-weight-asian="normal" style:font-size-complex="22pt" style:font-weight-complex="normal"/>
    </style:style>
    <style:style style:name="P6" style:family="paragraph">
      <loext:graphic-properties draw:fill="none" draw:fill-color="#666666"/>
      <style:paragraph-properties fo:text-align="center"/>
      <style:text-properties fo:color="#808080" style:font-name="Cantarell1"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0084d1"/>
      <style:paragraph-properties fo:text-align="start"/>
      <style:text-properties fo:color="#ffffff" style:font-name="Cantarell1" fo:background-color="transparent"/>
    </style:style>
    <style:style style:name="P9" style:family="paragraph">
      <loext:graphic-properties draw:fill="solid" draw:fill-color="#ff950e"/>
      <style:paragraph-properties fo:text-align="start"/>
      <style:text-properties fo:color="#ffffff" style:font-name="Cantarell1" fo:background-color="transparent"/>
    </style:style>
    <style:style style:name="P10" style:family="paragraph">
      <loext:graphic-properties draw:fill="solid" draw:fill-color="#579d1c"/>
      <style:paragraph-properties fo:text-align="start"/>
      <style:text-properties fo:color="#ffffff" style:font-name="Cantarell1" fo:background-color="transparent"/>
    </style:style>
    <style:style style:name="P11" style:family="paragraph">
      <loext:graphic-properties draw:fill="none" draw:fill-color="#666666"/>
      <style:paragraph-properties fo:text-align="center"/>
      <style:text-properties style:font-name="Cantarell1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color="#808080" style:font-name="Cantarell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color="#333333" style:font-name="Cantarell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6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fo:text-align="center"/>
      <style:text-properties fo:color="#808080" style:font-name="Cantarell" fo:font-style="normal" fo:font-weight="normal" style:font-style-asian="normal" style:font-weight-asian="normal" style:font-style-complex="normal" style:font-weight-complex="normal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808080" style:font-name="Cantarell" fo:font-style="normal" fo:font-weight="normal" style:font-style-asian="normal" style:font-weight-asian="normal" style:font-style-complex="normal" style:font-weight-complex="normal"/>
    </style:style>
    <style:style style:name="P20" style:family="paragraph">
      <loext:graphic-properties draw:fill-color="#ff6666"/>
      <style:paragraph-properties fo:text-align="center"/>
      <style:text-properties fo:color="#ffffff" style:font-name="Cantarell1" fo:font-size="16pt" fo:font-weight="bold" fo:background-color="transparent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111111" style:font-name="Cantarell1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-color="#99ff33"/>
      <style:paragraph-properties fo:text-align="center"/>
      <style:text-properties fo:color="#ffffff" style:font-name="Cantarell1" fo:font-size="16pt" fo:font-weight="bold" fo:background-color="transparent" style:font-size-asian="16pt" style:font-weight-asian="bold" style:font-size-complex="16pt" style:font-weight-complex="bold"/>
    </style:style>
    <style:style style:name="P23" style:family="paragraph">
      <loext:graphic-properties draw:fill-color="#66ccff"/>
      <style:paragraph-properties fo:text-align="center"/>
      <style:text-properties fo:color="#ffffff" style:font-name="Cantarell1" fo:font-size="15pt" fo:font-weight="bold" fo:background-color="transparent" style:font-size-asian="15pt" style:font-weight-asian="bold" style:font-size-complex="15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style:font-name="Cantarell"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-color="#ff99ff"/>
      <style:paragraph-properties fo:text-align="center"/>
      <style:text-properties fo:color="#ffffff" style:font-name="Cantarell1" fo:font-size="16pt" fo:font-weight="bold" fo:background-color="transparent" style:font-size-asian="16pt" style:font-weight-asian="bold" style:font-size-complex="16pt" style:font-weight-complex="bold"/>
    </style:style>
    <style:style style:name="T1" style:family="text">
      <style:text-properties fo:color="#333333" style:font-name="Cantarell Extra Bold"/>
    </style:style>
    <style:style style:name="T2" style:family="text">
      <style:text-properties fo:color="#333333" style:font-name="Cantarell" fo:font-size="12pt" style:font-size-asian="12pt" style:font-size-complex="12pt"/>
    </style:style>
    <style:style style:name="T3" style:family="text">
      <style:text-properties style:font-name="Cantarell1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808080" style:font-name="Cantarell1" fo:font-weight="bold" style:font-weight-asian="bold" style:font-weight-complex="bold"/>
    </style:style>
    <style:style style:name="T5" style:family="text">
      <style:text-properties fo:color="#808080" style:font-name="Cantarell1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ffff" style:font-name="Cantarell Extra Bold" fo:font-size="22pt" fo:background-color="transparent" style:font-size-asian="22pt" style:font-size-complex="22pt"/>
    </style:style>
    <style:style style:name="T7" style:family="text">
      <style:text-properties fo:color="#ffffff" style:font-name="Cantarell1" fo:font-size="11pt" fo:background-color="transparent" style:font-size-asian="11pt" style:font-size-complex="11pt"/>
    </style:style>
    <style:style style:name="T8" style:family="text">
      <style:text-properties fo:color="#ffffff" style:font-name="Cantarell1" fo:font-size="28pt" fo:background-color="transparent" style:font-size-asian="28pt" style:font-size-complex="28pt"/>
    </style:style>
    <style:style style:name="T9" style:family="text">
      <style:text-properties fo:color="#ffffff" style:font-name="Cantarell1" fo:font-size="11pt" fo:font-weight="normal" fo:background-color="transparent" style:font-size-asian="11pt" style:font-weight-asian="normal" style:font-size-complex="11pt" style:font-weight-complex="normal"/>
    </style:style>
    <style:style style:name="T10" style:family="text">
      <style:text-properties fo:color="#808080" style:font-name="Cantarell" fo:font-weight="bold" style:font-weight-asian="bold" style:font-weight-complex="bold"/>
    </style:style>
    <style:style style:name="T11" style:family="text">
      <style:text-properties style:font-name="Cantarell1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Cantarel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333333" style:font-name="Cantarell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font-name="Cantarell" fo:font-size="20pt" style:font-size-asian="20pt" style:font-size-complex="20pt"/>
    </style:style>
    <style:style style:name="T17" style:family="text">
      <style:text-properties fo:color="#808080" style:font-name="Cantarell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808080" style:font-name="Cantarell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ffffff" style:font-name="Cantarell1" fo:font-size="16pt" fo:font-weight="bold" fo:background-color="transparent" style:font-size-asian="16pt" style:font-weight-asian="bold" style:font-size-complex="16pt" style:font-weight-complex="bold"/>
    </style:style>
    <style:style style:name="T20" style:family="text">
      <style:text-properties fo:color="#111111" style:font-name="Cantarell1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ffffff" style:font-name="Cantarell1" fo:font-size="15pt" fo:font-weight="bold" fo:background-color="transparent" style:font-size-asian="15pt" style:font-weight-asian="bold" style:font-size-complex="15pt" style:font-weight-complex="bold"/>
    </style:style>
    <style:style style:name="T22" style:family="text">
      <style:text-properties style:font-name="Cantarel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336cm" svg:height="0.889cm" svg:x="1.635cm" svg:y="9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724cm" svg:height="3.042cm" svg:x="6.867cm" svg:y="2.173cm">
          <draw:image xlink:href="Pictures/10000201000000670000007354EDF923B31E3EFD.png" xlink:type="simple" xlink:show="embed" xlink:actuate="onLoad">
            <text:p/>
          </draw:image>
        </draw:frame>
        <draw:frame draw:style-name="gr2" draw:text-style-name="P2" draw:layer="layout" svg:width="2.036cm" svg:height="4.1cm" svg:x="12.778cm" svg:y="1.115cm">
          <draw:image xlink:href="Pictures/100002010000004D0000009B00634DDB61EAFE1F.png" xlink:type="simple" xlink:show="embed" xlink:actuate="onLoad">
            <text:p/>
          </draw:image>
        </draw:frame>
        <draw:frame draw:style-name="gr2" draw:text-style-name="P2" draw:layer="layout" svg:width="1.692cm" svg:height="4.1cm" svg:x="16.805cm" svg:y="1.115cm">
          <draw:image xlink:href="Pictures/10000201000000400000009BD2B741CD7831A946.png" xlink:type="simple" xlink:show="embed" xlink:actuate="onLoad">
            <text:p/>
          </draw:image>
        </draw:frame>
        <draw:frame draw:style-name="gr2" draw:text-style-name="P2" draw:layer="layout" svg:width="1.851cm" svg:height="4.047cm" svg:x="23.915cm" svg:y="1.151cm">
          <draw:image xlink:href="Pictures/1000020100000046000000997F12CE762E73C751.png" xlink:type="simple" xlink:show="embed" xlink:actuate="onLoad">
            <text:p/>
          </draw:image>
        </draw:frame>
        <draw:frame draw:style-name="gr3" draw:text-style-name="P4" draw:layer="layout" svg:width="3.893cm" svg:height="1.521cm" svg:x="11.766cm" svg:y="5.115cm">
          <draw:text-box>
            <text:p text:style-name="P3"><text:span text:style-name="T1">alice</text:span></text:p>
            <text:p text:style-name="P3"><text:span text:style-name="T2">@yolo.nohost.me</text:span></text:p>
          </draw:text-box>
        </draw:frame>
        <draw:frame draw:style-name="gr3" draw:text-style-name="P4" draw:layer="layout" svg:width="3.893cm" svg:height="1.521cm" svg:x="15.703cm" svg:y="5.115cm">
          <draw:text-box>
            <text:p text:style-name="P3"><text:span text:style-name="T1">bob</text:span></text:p>
            <text:p text:style-name="P3"><text:span text:style-name="T2">@yolo.nohost.me</text:span></text:p>
          </draw:text-box>
        </draw:frame>
        <draw:frame draw:style-name="gr4" draw:text-style-name="P4" draw:layer="layout" svg:width="2.496cm" svg:height="1.013cm" svg:x="7.006cm" svg:y="4.988cm">
          <draw:text-box>
            <text:p text:style-name="P3"><text:span text:style-name="T1">visitor</text:span></text:p>
          </draw:text-box>
        </draw:frame>
        <draw:frame draw:style-name="gr5" draw:text-style-name="P4" draw:layer="layout" svg:width="4.253cm" svg:height="1.65cm" svg:x="22.738cm" svg:y="5.216cm">
          <draw:text-box>
            <text:p text:style-name="P3"><text:span text:style-name="T1">root/admin</text:span></text:p>
            <text:p text:style-name="P3"><text:span text:style-name="T2">@yolo.nohost.me</text:span></text:p>
          </draw:text-box>
        </draw:frame>
        <draw:custom-shape draw:style-name="gr6" draw:text-style-name="P5" draw:layer="layout" svg:width="5.026cm" svg:height="1.143cm" svg:x="1.054cm" svg:y="4.934cm">
          <text:p text:style-name="P3"><text:span text:style-name="T3">Users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20.006cm" svg:y1="3.94cm" svg:x2="22.927cm" svg:y2="3.94cm">
          <text:p text:style-name="P3"><text:span text:style-name="T4"/></text:p>
          <text:p text:style-name="P3"><text:span text:style-name="T4"/></text:p>
          <text:p text:style-name="P3"><text:span text:style-name="T5">create </text:span></text:p>
          <text:p text:style-name="P3"><text:span text:style-name="T5">users</text:span></text:p>
          <text:p text:style-name="P3"><text:span text:style-name="T5"/></text:p>
          <text:p text:style-name="P3"><text:span text:style-name="T5"/></text:p>
        </draw:line>
        <draw:custom-shape draw:style-name="gr8" draw:text-style-name="P8" draw:layer="layout" svg:width="3cm" svg:height="3cm" svg:x="14.332cm" svg:y="11.084cm">
          <text:p text:style-name="P7"><text:span text:style-name="T6">Ne</text:span></text:p>
          <text:p text:style-name="P7"><text:span text:style-name="T7">Nextcloud</text:span></text:p>
          <text:p text:style-name="P7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cm" svg:height="3cm" svg:x="17.661cm" svg:y="11.084cm">
          <text:p text:style-name="P7"><text:span text:style-name="T6">Ra</text:span></text:p>
          <text:p text:style-name="P7"><text:span text:style-name="T9">Rainloop</text:span></text:p>
          <text:p text:style-name="P7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3cm" svg:height="3cm" svg:x="10.522cm" svg:y="11.06cm">
          <text:p text:style-name="P7"><text:span text:style-name="T6">Wo</text:span></text:p>
          <text:p text:style-name="P7"><text:span text:style-name="T7">Wordpress</text:span></text:p>
          <text:p text:style-name="P7"><text:span text:style-name="T8"><text:s/>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3.93cm" svg:y1="9.69cm" svg:x2="13.954cm" svg:y2="15.605cm">
          <text:p/>
        </draw:line>
        <draw:line draw:style-name="gr11" draw:text-style-name="P2" draw:layer="layout" svg:x1="13.93cm" svg:y1="9.59cm" svg:x2="21.55cm" svg:y2="9.59cm">
          <text:p/>
        </draw:line>
        <draw:line draw:style-name="gr12" draw:text-style-name="P11" draw:layer="layout" svg:x1="15.87cm" svg:y1="8.62cm" svg:x2="15.87cm" svg:y2="7.585cm">
          <text:p/>
        </draw:line>
        <draw:line draw:style-name="gr12" draw:text-style-name="P11" draw:layer="layout" svg:x1="18.41cm" svg:y1="8.347cm" svg:x2="17.521cm" svg:y2="7.458cm">
          <text:p/>
        </draw:line>
        <draw:line draw:style-name="gr12" draw:text-style-name="P11" draw:layer="layout" svg:x1="13.33cm" svg:y1="8.366cm" svg:x2="14.219cm" svg:y2="7.458cm">
          <text:p/>
        </draw:line>
        <draw:frame draw:style-name="gr4" draw:text-style-name="P12" draw:layer="layout" svg:width="3.131cm" svg:height="1.013cm" svg:x="14.271cm" svg:y="6.642cm">
          <draw:text-box>
            <text:p text:style-name="P3"><text:span text:style-name="T10">access to</text:span></text:p>
          </draw:text-box>
        </draw:frame>
        <draw:custom-shape draw:style-name="gr6" draw:text-style-name="P5" draw:layer="layout" svg:width="5.026cm" svg:height="1.143cm" svg:x="1.054cm" svg:y="8.632cm">
          <text:p text:style-name="P3"><text:span text:style-name="T3">Domain</text:span><text:span text:style-name="T11">(s)</text:span></text:p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3.131cm" svg:height="1.013cm" svg:x="6.672cm" svg:y="6.643cm">
          <draw:text-box>
            <text:p text:style-name="P3"><text:span text:style-name="T10">access to</text:span></text:p>
          </draw:text-box>
        </draw:frame>
        <draw:custom-shape draw:style-name="gr6" draw:text-style-name="P5" draw:layer="layout" svg:width="5.026cm" svg:height="1.143cm" svg:x="1.054cm" svg:y="12.022cm">
          <text:p text:style-name="P3"><text:span text:style-name="T3">Applications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.794cm" svg:height="1.098cm" svg:x="17.713cm" svg:y="9.771cm">
          <draw:text-box>
            <text:p text:style-name="P3"><text:span text:style-name="T12">/ </text:span><text:span text:style-name="T13">mail</text:span></text:p>
          </draw:text-box>
        </draw:frame>
        <draw:frame draw:style-name="gr14" draw:text-style-name="P14" draw:layer="layout" svg:width="4.953cm" svg:height="0.929cm" svg:x="13.915cm" svg:y="8.621cm">
          <draw:text-box>
            <text:p text:style-name="P3"><text:span text:style-name="T14">User portal (SSO)</text:span></text:p>
          </draw:text-box>
        </draw:frame>
        <draw:frame draw:style-name="gr13" draw:text-style-name="P15" draw:layer="layout" svg:width="2.794cm" svg:height="1.098cm" svg:x="14.413cm" svg:y="9.772cm">
          <draw:text-box>
            <text:p text:style-name="P3"><text:span text:style-name="T12">/ </text:span><text:span text:style-name="T15">cloud</text:span></text:p>
          </draw:text-box>
        </draw:frame>
        <draw:frame draw:style-name="gr13" draw:text-style-name="P13" draw:layer="layout" svg:width="2.794cm" svg:height="1.098cm" svg:x="10.601cm" svg:y="9.79cm">
          <draw:text-box>
            <text:p text:style-name="P3"><text:span text:style-name="T12">/ </text:span><text:span text:style-name="T13">blog</text:span></text:p>
          </draw:text-box>
        </draw:frame>
        <draw:frame draw:style-name="gr15" draw:text-style-name="P16" draw:layer="layout" svg:width="8.066cm" svg:height="1.945cm" svg:x="1.759cm" svg:y="9.773cm">
          <draw:text-box>
            <text:p text:style-name="P3"><text:span text:style-name="T16">https://yolo.nohost.me</text:span></text:p>
          </draw:text-box>
        </draw:frame>
        <draw:line draw:style-name="gr12" draw:text-style-name="P11" draw:layer="layout" svg:x1="23.59cm" svg:y1="12.83cm" svg:x2="24.86cm" svg:y2="12.83cm">
          <text:p/>
        </draw:line>
        <draw:line draw:style-name="gr16" draw:text-style-name="P11" draw:layer="layout" svg:x1="24.876cm" svg:y1="9.636cm" svg:x2="24.876cm" svg:y2="12.811cm">
          <text:p/>
        </draw:line>
        <draw:frame draw:style-name="gr17" draw:text-style-name="P12" draw:layer="layout" svg:width="3.766cm" svg:height="3.299cm" svg:x="23.269cm" svg:y="7.104cm">
          <draw:text-box>
            <text:p text:style-name="P3"><text:span text:style-name="T10">install</text:span></text:p>
            <text:p text:style-name="P3"><text:span text:style-name="T17">and</text:span></text:p>
            <text:p text:style-name="P3"><text:span text:style-name="T10">configure</text:span></text:p>
          </draw:text-box>
        </draw:frame>
        <draw:frame draw:style-name="gr4" draw:text-style-name="P17" draw:layer="layout" svg:width="4.572cm" svg:height="1.013cm" svg:x="14.135cm" svg:y="14.238cm">
          <draw:text-box>
            <text:p text:style-name="P3"><text:span text:style-name="T18">private → </text:span></text:p>
          </draw:text-box>
        </draw:frame>
        <draw:frame draw:style-name="gr4" draw:text-style-name="P19" draw:layer="layout" svg:width="4.572cm" svg:height="1.013cm" svg:x="9.201cm" svg:y="14.262cm">
          <draw:text-box>
            <text:p text:style-name="P18"><text:span text:style-name="T18"><text:s text:c="12"/>← </text:span><text:span text:style-name="T18">public</text:span></text:p>
          </draw:text-box>
        </draw:frame>
        <draw:frame draw:style-name="gr4" draw:text-style-name="P12" draw:layer="layout" svg:width="3.131cm" svg:height="1.013cm" svg:x="15.072cm" svg:y="15.543cm">
          <draw:text-box>
            <text:p text:style-name="P3"><text:span text:style-name="T10">rely on</text:span></text:p>
          </draw:text-box>
        </draw:frame>
        <draw:line draw:style-name="gr12" draw:text-style-name="P11" draw:layer="layout" svg:x1="14.797cm" svg:y1="16.694cm" svg:x2="14.797cm" svg:y2="15.659cm">
          <text:p/>
        </draw:line>
        <draw:frame draw:style-name="gr13" draw:text-style-name="P13" draw:layer="layout" svg:width="1.623cm" svg:height="1.098cm" svg:x="21.213cm" svg:y="9.771cm">
          <draw:text-box>
            <text:p text:style-name="P3"><text:span text:style-name="T12">. . .</text:span></text:p>
          </draw:text-box>
        </draw:frame>
        <draw:line draw:style-name="gr12" draw:text-style-name="P11" draw:layer="layout" svg:x1="23.608cm" svg:y1="10.33cm" svg:x2="24.878cm" svg:y2="10.33cm">
          <text:p/>
        </draw:line>
        <draw:custom-shape draw:style-name="gr18" draw:text-style-name="P20" draw:layer="layout" svg:width="2.54cm" svg:height="2.54cm" svg:x="7.35cm" svg:y="16.84cm">
          <text:p text:style-name="P3"><text:span text:style-name="T19">ngin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5.026cm" svg:height="1.143cm" svg:x="1.054cm" svg:y="17.122cm">
          <text:p text:style-name="P3"><text:span text:style-name="T3">Services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3.756cm" svg:height="1.013cm" svg:x="6.844cm" svg:y="19.386cm">
          <draw:text-box>
            <text:p text:style-name="P3"><text:span text:style-name="T20">web server</text:span></text:p>
          </draw:text-box>
        </draw:frame>
        <draw:custom-shape draw:style-name="gr19" draw:text-style-name="P22" draw:layer="layout" svg:width="2.54cm" svg:height="2.529cm" svg:x="11.35cm" svg:y="16.851cm">
          <text:p text:style-name="P3"><text:span text:style-name="T19">mysq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1" draw:layer="layout" svg:width="3.023cm" svg:height="1.013cm" svg:x="11.244cm" svg:y="19.386cm">
          <draw:text-box>
            <text:p text:style-name="P3"><text:span text:style-name="T20">app data</text:span></text:p>
          </draw:text-box>
        </draw:frame>
        <draw:custom-shape draw:style-name="gr20" draw:text-style-name="P23" draw:layer="layout" svg:width="2.54cm" svg:height="2.54cm" svg:x="15.35cm" svg:y="16.84cm">
          <text:p text:style-name="P3"><text:span text:style-name="T21">postfi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21" draw:layer="layout" svg:width="3.829cm" svg:height="1.775cm" svg:x="14.845cm" svg:y="19.386cm">
          <draw:text-box>
            <text:p text:style-name="P3"><text:span text:style-name="T20">mail server</text:span></text:p>
          </draw:text-box>
        </draw:frame>
        <draw:frame draw:style-name="gr13" draw:text-style-name="P24" draw:layer="layout" svg:width="1.623cm" svg:height="1.098cm" svg:x="21.214cm" svg:y="11.771cm">
          <draw:text-box>
            <text:p text:style-name="P3"><text:span text:style-name="T22">. . .</text:span></text:p>
          </draw:text-box>
        </draw:frame>
        <draw:custom-shape draw:style-name="gr22" draw:text-style-name="P25" draw:layer="layout" svg:width="2.54cm" svg:height="2.54cm" svg:x="19.351cm" svg:y="16.84cm">
          <text:p text:style-name="P3"><text:span text:style-name="T19">slap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21" draw:layer="layout" svg:width="3.829cm" svg:height="1.775cm" svg:x="19.146cm" svg:y="19.386cm">
          <draw:text-box>
            <text:p text:style-name="P3"><text:span text:style-name="T20">user base</text:span></text:p>
          </draw:text-box>
        </draw:frame>
        <draw:frame draw:style-name="gr13" draw:text-style-name="P24" draw:layer="layout" svg:width="1.623cm" svg:height="1.098cm" svg:x="22.971cm" svg:y="17.509cm">
          <draw:text-box>
            <text:p text:style-name="P3"><text:span text:style-name="T22">. . .</text:span></text:p>
          </draw:text-box>
        </draw:frame>
        <draw:line draw:style-name="gr12" draw:text-style-name="P11" draw:layer="layout" svg:x1="10.144cm" svg:y1="8.493cm" svg:x2="9.255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ee4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6T18:29:19.223147857</meta:creation-date>
    <dc:date>2018-08-26T22:50:19.245512885</dc:date>
    <meta:editing-duration>PT11M53S</meta:editing-duration>
    <meta:editing-cycles>5</meta:editing-cycles>
    <meta:generator>LibreOffice/5.4.7.2$Linux_X86_64 LibreOffice_project/40m0$Build-2</meta:generator>
    <meta:document-statistic meta:object-count="49"/>
  </office:meta>
</office:document-meta>
</file>